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52d6" officeooo:paragraph-rsid="000052d6"/>
    </style:style>
    <style:style style:name="P2" style:family="paragraph" style:parent-style-name="Standard" style:list-style-name="L1">
      <style:text-properties officeooo:rsid="0000ad9a" officeooo:paragraph-rsid="0000ad9a"/>
    </style:style>
    <style:style style:name="P3" style:family="paragraph" style:parent-style-name="Standard">
      <style:text-properties officeooo:rsid="0000ad9a" officeooo:paragraph-rsid="0000ad9a"/>
    </style:style>
    <style:style style:name="P4" style:family="paragraph" style:parent-style-name="Standard">
      <style:text-properties fo:font-weight="bold" officeooo:rsid="0001732d" officeooo:paragraph-rsid="0001732d" style:font-weight-asian="bold" style:font-weight-complex="bold"/>
    </style:style>
    <style:style style:name="P5" style:family="paragraph" style:parent-style-name="Standard">
      <style:text-properties fo:font-weight="bold" officeooo:rsid="0002109d" officeooo:paragraph-rsid="0002109d" style:font-weight-asian="bold" style:font-weight-complex="bold"/>
    </style:style>
    <style:style style:name="P6" style:family="paragraph" style:parent-style-name="Standard">
      <style:text-properties fo:color="#ce181e" fo:font-size="13pt" fo:font-weight="bold" officeooo:rsid="0001732d" officeooo:paragraph-rsid="0001732d" style:font-size-asian="11.3500003814697pt" style:font-weight-asian="bold" style:font-size-complex="13pt" style:font-weight-complex="bold"/>
    </style:style>
    <style:style style:name="P7" style:family="paragraph" style:parent-style-name="Header">
      <style:text-properties fo:font-weight="bold" officeooo:rsid="000052d6" officeooo:paragraph-rsid="000052d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109d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94342942" text:style-name="L1">
        <text:list-item>
          <text:p text:style-name="P1">Official <text:s/>opening <text:s/>of <text:s text:c="2"/>the <text:s/>new <text:s/>library.</text:p>
          <text:p text:style-name="P1"/>
        </text:list-item>
        <text:list-item>
          <text:p text:style-name="P1">A <text:s/>person <text:s/>who <text:s/>is <text:s/>in <text:s/>charge <text:s/>of <text:s/>a <text:s/>library.</text:p>
          <text:p text:style-name="P1"/>
        </text:list-item>
        <text:list-item>
          <text:p text:style-name="P1">In <text:s/>their <text:s/>classrooms.</text:p>
          <text:p text:style-name="P1"/>
        </text:list-item>
        <text:list-item>
          <text:p text:style-name="P1">Encyclopaedias <text:s/>and <text:s/>dictionaries.</text:p>
          <text:p text:style-name="P1"/>
        </text:list-item>
        <text:list-item>
          <text:p text:style-name="P2">Sleep <text:s/>during <text:s/>library <text:s/>lessons.</text:p>
          <text:p text:style-name="P2"/>
        </text:list-item>
        <text:list-item>
          <text:p text:style-name="P2">Arrange <text:s/>books, Make <text:s/>sure <text:s/>pupils <text:s/>obey <text:s/>library <text:s/>rules, <text:s/>and <text:s/>show <text:s/>pupils <text:s/>around <text:s/>the library.</text:p>
          <text:p text:style-name="P2"/>
        </text:list-item>
        <text:list-item>
          <text:p text:style-name="P2">Social <text:s/>media <text:s/>are <text:s/>websites <text:s/>that <text:s/>you <text:s/>can <text:s/>communicate <text:s/>with <text:s/>family <text:s/>or <text:s/>friends <text:s/>and they are <text:s/>prohibited <text:s/>because <text:s/>they <text:s/>can <text:s/>lead <text:s text:c="2"/>to <text:s/>bad <text:s/>morals.</text:p>
          <text:p text:style-name="P2"/>
        </text:list-item>
        <text:list-item>
          <text:p text:style-name="P2">The <text:s/>difference <text:s/>is <text:s/>that <text:s/>in <text:s/>the <text:s/>general <text:s/>section, <text:s/>you <text:s/>can <text:s/>borrow <text:s/>it <text:s/>for <text:s/>two weeks <text:s/>while the <text:s/>reserve <text:s/>can <text:s/>only <text:s/>be <text:s/>taken <text:s/>for <text:s/>three <text:s/>days.</text:p>
          <text:p text:style-name="P2"/>
        </text:list-item>
        <text:list-item>
          <text:p text:style-name="P2">It <text:s/>is <text:s/>important <text:s/>to <text:s/>have <text:s/>library <text:s/>rules <text:s/>so <text:s/>that <text:s/>the <text:s/>pupils <text:s/>know <text:s/>what <text:s/>is <text:s/>write <text:s/>to <text:s/>do <text:s/>in the <text:s/>library.</text:p>
          <text:p text:style-name="P2"/>
        </text:list-item>
        <text:list-item>
          <text:p text:style-name="P2">One <text:s/>is <text:s/>able to <text:s/>know <text:s/>if <text:s/>a <text:s/>book <text:s/>is <text:s/>available <text:s/>in <text:s/>the <text:s/>library <text:s/>by <text:s/>it’s <text:s/>index <text:s/>number.</text:p>
        </text:list-item>
      </text:list>
      <text:p text:style-name="P3"/>
      <text:p text:style-name="P3"/>
      <text:p text:style-name="P6">CORRECTIONS</text:p>
      <text:p text:style-name="P3"/>
      <text:p text:style-name="P4">6. <text:span text:style-name="T1">The <text:s/>various <text:s/>duties <text:s/>of <text:s/>the <text:s/>librarian <text:s/>would <text:s/>be <text:s/>involved <text:s/>requestioning <text:s/>of <text:s/>library <text:s/>materials, receiving <text:s/>new <text:s/>materials , making <text:s/>entries <text:s/>into <text:s/>the <text:s/>ledgers, <text:s/>file <text:s/>copies <text:s/>of <text:s/>delivery <text:s/>notes, <text:s/>make the <text:s/>materials <text:s/>ready <text:s/>for <text:s/>the <text:s/>library <text:s/>users <text:s/>and <text:s/>teach <text:s/>the <text:s/>users <text:s/>how <text:s/>to <text:s/>make <text:s/>the <text:s/>most <text:s/>of <text:s/>the library.</text:span></text:p>
      <text:p text:style-name="P4"><text:span text:style-name="T1"/></text:p>
      <text:p text:style-name="P4"><text:span text:style-name="T1"/></text:p>
      <text:p text:style-name="P4">8.<text:span text:style-name="T1">The <text:s/>difference <text:s/>between <text:s/>the <text:s/>textbooks <text:s/>in <text:s/>the <text:s/>reserve <text:s/>section <text:s/>and <text:s/>those <text:s/>in <text:s/>the <text:s/>general <text:s/>section <text:s/>is <text:s/>in <text:s/>the <text:s/>reserve <text:s/>section, their <text:s/>are <text:s/></text:span><text:span text:style-name="T2">very</text:span><text:span text:style-name="T1"> <text:s/></text:span><text:span text:style-name="T2">popular</text:span><text:span text:style-name="T1"> <text:s/></text:span><text:span text:style-name="T2">and <text:s/>have <text:s/>a <text:s/>great <text:s/>demand. On <text:s/>the <text:s/>other <text:s/>hand, the <text:s/>textbooks <text:s/>in <text:s/>the <text:s/>general <text:s/>section <text:s/>have <text:s/>a lot <text:s/>of <text:s/>copies <text:s/>and <text:s/>their <text:s/>not <text:s/>at <text:s/>great <text:s/>demand.</text:span></text:p>
      <text:p text:style-name="P4"><text:span text:style-name="T2"/></text:p>
      <text:p text:style-name="P5">9.<text:span text:style-name="T1">It <text:s/>is <text:s/>important <text:s/>to <text:s/>have <text:s/>library <text:s/>rules <text:s/>so <text:s/>that <text:s/>the <text:s/>pupils <text:s/>know <text:s/>what <text:s/>they <text:s/>should <text:s/>not <text:s/>do <text:s/>or <text:s/>bring <text:s/>in <text:s/>the <text:s/>library.</text:span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052d6" officeooo:paragraph-rsid="000052d6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LE PG 64-68 EX II: NEW LIBRAR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3:14:33.719027457</meta:creation-date>
    <dc:date>2020-04-08T08:45:02.002869405</dc:date>
    <meta:editing-duration>PT18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262" meta:character-count="1636" meta:non-whitespace-character-count="1184"/>
  </office:meta>
</office:document-meta>
</file>